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MethodArgumentResolverTests.resolveWith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AttributeMethodArgumentResolverTests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AttributeMethodArgumentResolverTests.resolve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Attribute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Attribut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AttributeMethodArgumentResolverTests.resolve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AttributeMethodArgumentResolverTests.initMethodParameter( int paramete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AttributeMethodArgumentResolverTests.handleWithSessionAttribute( @ SessionAttribute Foo foo , @ SessionAttribute ( "specialFoo" ) Foo namedFoo , @ SessionAttribute ( name = "foo" , required = false ) Foo notRequiredFoo , @ SessionAttribute ( name = "foo" ) Optional &lt; Foo &gt; optionalFoo , String not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